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it" fo:country="IT"/>
    </style:style>
    <style:style style:name="P2" style:parent-style-name="Normal" style:family="paragraph">
      <style:text-properties fo:language="it" fo:country="IT"/>
    </style:style>
    <style:style style:name="P3" style:parent-style-name="Normal" style:family="paragraph">
      <style:text-properties fo:language="it" fo:country="IT"/>
    </style:style>
    <style:style style:name="P4" style:parent-style-name="Normal" style:family="paragraph">
      <style:text-properties fo:language="it" fo:country="IT"/>
    </style:style>
    <style:style style:name="P5" style:parent-style-name="ListParagraph" style:list-style-name="LFO1" style:family="paragraph">
      <style:text-properties fo:language="it" fo:country="IT"/>
    </style:style>
    <style:style style:name="P6" style:parent-style-name="ListParagraph" style:list-style-name="LFO1" style:family="paragraph">
      <style:text-properties fo:language="it" fo:country="IT"/>
    </style:style>
    <style:style style:name="P7" style:parent-style-name="ListParagraph" style:list-style-name="LFO1" style:family="paragraph">
      <style:text-properties fo:language="it" fo:country="IT"/>
    </style:style>
    <style:style style:name="P8" style:parent-style-name="Normal" style:family="paragraph">
      <style:text-properties fo:language="it" fo:country="IT"/>
    </style:style>
    <style:style style:name="P9" style:parent-style-name="Normal" style:family="paragraph">
      <style:text-properties fo:language="it" fo:country="IT"/>
    </style:style>
    <style:style style:name="P10" style:parent-style-name="Normal" style:family="paragraph">
      <style:text-properties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it" fo:country="IT"/>
    </style:style>
    <style:style style:name="P15" style:parent-style-name="Normal" style:family="paragraph">
      <style:text-properties fo:language="it" fo:country="IT"/>
    </style:style>
    <style:style style:name="P16" style:parent-style-name="Normal" style:family="paragraph">
      <style:text-properties fo:language="it" fo:country="IT"/>
    </style:style>
    <style:style style:name="P17" style:parent-style-name="Normal" style:family="paragraph">
      <style:text-properties fo:language="it" fo:country="IT"/>
    </style:style>
    <style:style style:name="P18" style:parent-style-name="Normal" style:family="paragraph">
      <style:text-properties fo:language="it" fo:country="IT"/>
    </style:style>
    <style:style style:name="P19" style:parent-style-name="Normal" style:family="paragraph">
      <style:text-properties fo:language="it" fo:country="IT"/>
    </style:style>
    <style:style style:name="P20" style:parent-style-name="Normal" style:family="paragraph">
      <style:text-properties fo:language="it" fo:country="IT"/>
    </style:style>
    <style:style style:name="P21" style:parent-style-name="Normal" style:family="paragraph">
      <style:text-properties fo:language="it" fo:country="IT"/>
    </style:style>
    <style:style style:name="P22" style:parent-style-name="Normal" style:family="paragraph">
      <style:text-properties fo:language="it" fo:country="IT"/>
    </style:style>
    <style:style style:name="P23" style:parent-style-name="Normal" style:family="paragraph">
      <style:text-properties fo:language="it" fo:country="IT"/>
    </style:style>
    <style:style style:name="P24" style:parent-style-name="Normal" style:family="paragraph">
      <style:text-properties fo:language="it" fo:country="IT"/>
    </style:style>
    <style:style style:name="P25" style:parent-style-name="Normal" style:family="paragraph">
      <style:text-properties fo:language="it" fo:country="IT"/>
    </style:style>
    <style:style style:name="P26" style:parent-style-name="Normal" style:family="paragraph">
      <style:text-properties fo:language="it" fo:country="IT"/>
    </style:style>
    <style:style style:name="T27" style:parent-style-name="DefaultParagraphFont" style:family="text">
      <style:text-properties fo:language="it" fo:country="IT"/>
    </style:style>
    <style:style style:name="T28" style:parent-style-name="DefaultParagraphFont" style:family="text">
      <style:text-properties fo:language="it" fo:country="IT"/>
    </style:style>
    <style:style style:name="T29" style:parent-style-name="DefaultParagraphFont" style:family="text">
      <style:text-properties fo:language="it" fo:country="IT"/>
    </style:style>
  </office:automatic-styles>
  <office:body>
    <office:text text:use-soft-page-breaks="true">
      <text:p text:style-name="P1">DOMANDE TEORICHE 14-05</text:p>
      <text:p text:style-name="P2"/>
      <text:p text:style-name="P3">DOMANDA 1:</text:p>
      <text:p text:style-name="P4">Le modalità per ritornare più valori da un metodo sono:</text:p>
      <text:list text:style-name="LFO1" text:continue-numbering="true">
        <text:list-item>
          <text:p text:style-name="P5">Ritornando una classe/struttura con tutti i valori necessari</text:p>
        </text:list-item>
        <text:list-item>
          <text:p text:style-name="P6">Utilizzando le tuple</text:p>
        </text:list-item>
        <text:list-item>
          <text:p text:style-name="P7">Utilizzando la parola chiave out sulla lista di<text:s/>parametri</text:p>
        </text:list-item>
      </text:list>
      <text:p text:style-name="P8"/>
      <text:p text:style-name="P9">DOMANDA 2:</text:p>
      <text:p text:style-name="P10">Esistono due tipologie di casting: conversione implicita ed esplicita.</text:p>
      <text:p text:style-name="P11">Conversione implicita: non vengono mai persi dati e la conversione ha sempre successo</text:p>
      <text:p text:style-name="Normal">(es. int num = 22222222222; long Numero = num).</text:p>
      <text:p text:style-name="P12">Conversione esplicita: richiede l’espressione di cast poichè si potrebbero perdere le informazioni nella conversione o perchè la conversione potrebbe non riuscire per altri motivi.</text:p>
      <text:p text:style-name="Normal">(es. float a = 12.4; int b; b = (int)a).</text:p>
      <text:p text:style-name="Normal"/>
      <text:p text:style-name="P13">DOMANDA 3:</text:p>
      <text:p text:style-name="P14">La keyword Static può essere utilizzata per<text:s/>membri e classi.</text:p>
      <text:p text:style-name="P15">Un classe statica non può essere istanziata, quindi non è possibile utilizzare ‘new’ per crear una istanza. Una classe non static può contenere sia memri statici che non statici.</text:p>
      <text:p text:style-name="P16"/>
      <text:p text:style-name="P17">DOMANDA 4:</text:p>
      <text:p text:style-name="P18">Un evento permette di inviare delle notifiche verso l’esterno <text:s/>e<text:s/>è usato<text:s/>per gestire nelle Windows Forms le notifiche dai controlli all’oggetto container.</text:p>
      <text:p text:style-name="P19">Abbiamo il Publisher che inoltra gli eventi a tutti i subscriber e questi ultimi, invece, ricevono gli eventi dal publisher. Inoltre ciascun subscriber deve essere aggiunto lla lista del publisher o deve essere rimosso (subscribe, unsubscribe).</text:p>
      <text:p text:style-name="P20">L’evento si dichiara con la keyword event nella firma della classe e si deve specificare il tipo di delegato per l'evento.<text:s/></text:p>
      <text:p text:style-name="P21">Il delegato per un evento deve passare due paramentri: sender (oggetto che scatena l’evento) e args (istanza di una classe che deriva da EventArgs).</text:p>
      <text:p text:style-name="P22"/>
      <text:soft-page-break/>
      <text:p text:style-name="P23">DOMANDA 5:</text:p>
      <text:p text:style-name="P24">I generics permettono di scrivere classi e metodi indipendenti dal tipo, quindi è possibile scrivere un unico metodo e non metodi differenti per tipi differenti.</text:p>
      <text:p text:style-name="P25">È possibile inserire stringhe, interi, DateTime, ecc.. senza generare errori durante la compilazione, in quando con i generics il compilatore si accorge del tipo che stiamo inserendo.</text:p>
      <text:p text:style-name="P26">Quindi scrivo meno codice, riuso il codice, ho meno codice da mantenere e un metodo o una classe può essere usata per più tipi differenti.</text:p>
      <text:p text:style-name="Normal"><text:span text:style-name="T27">Inoltre<text:s/></text:span><text:span text:style-name="T28">non accettano un valore null perchè un generics può essere istanziato come value type e questo non accetta valori nulli , e perchè un gen</text:span><text:span text:style-name="T29">erics non è un reference typ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a Loperfido (c)</meta:initial-creator>
    <dc:creator>Simona Loperfido (c)</dc:creator>
    <meta:creation-date>2021-05-14T07:33:00Z</meta:creation-date>
    <dc:date>2021-05-14T12:36:00Z</dc:date>
    <meta:template xlink:href="Normal" xlink:type="simple"/>
    <meta:editing-cycles>4</meta:editing-cycles>
    <meta:editing-duration>PT1920S</meta:editing-duration>
    <meta:user-defined meta:name="MSIP_Label_5fae8262-b78e-4366-8929-a5d6aac95320_Enabled">true</meta:user-defined>
    <meta:user-defined meta:name="MSIP_Label_5fae8262-b78e-4366-8929-a5d6aac95320_SetDate">2021-05-14T07:33:31Z</meta:user-defined>
    <meta:user-defined meta:name="MSIP_Label_5fae8262-b78e-4366-8929-a5d6aac95320_Method">Standard</meta:user-defined>
    <meta:user-defined meta:name="MSIP_Label_5fae8262-b78e-4366-8929-a5d6aac95320_Name">5fae8262-b78e-4366-8929-a5d6aac95320</meta:user-defined>
    <meta:user-defined meta:name="MSIP_Label_5fae8262-b78e-4366-8929-a5d6aac95320_SiteId">cf36141c-ddd7-45a7-b073-111f66d0b30c</meta:user-defined>
    <meta:user-defined meta:name="MSIP_Label_5fae8262-b78e-4366-8929-a5d6aac95320_ActionId">cbfee581-09da-43f3-8bbe-ef14dc32fb0d</meta:user-defined>
    <meta:user-defined meta:name="MSIP_Label_5fae8262-b78e-4366-8929-a5d6aac95320_ContentBits">0</meta:user-defined>
    <meta:document-statistic meta:page-count="2" meta:paragraph-count="4" meta:word-count="340" meta:character-count="2276" meta:row-count="16" meta:non-whitespace-character-count="1940"/>
  </office:meta>
</office:document-meta>
</file>